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pen Sans" svg:font-family="'Ope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fo:color="#ffffff" style:font-name="Open Sans" fo:font-size="16pt" style:font-size-asian="16pt" style:font-name-complex="Open Sans1" style:font-size-complex="16pt"/>
    </style:style>
    <style:style style:name="T2" style:family="text">
      <style:text-properties style:font-name="Wingdings"/>
    </style:style>
    <style:style style:name="T3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90218650295603928" text:style-name="Outline">
        <text:list-item>
          <text:h text:style-name="P3" text:outline-level="1"><text:bookmark-start text:name="_GoBack"/>mockbin</text:h>
        </text:list-item>
        <text:list-item>
          <text:h text:style-name="Heading_20_1" text:outline-level="1"><text:bookmark-end text:name="_GoBack"/>Android Estudio V3.0.17/Flutter</text:h>
        </text:list-item>
      </text:list>
      <text:p text:style-name="Standard"/>
      <text:p text:style-name="Standard">Objetivo:<text:span text:style-name="T1"> </text:span>Mockbin te permite generar <text:a xlink:type="simple" xlink:href="http://mockbin.org/bin/create" text:style-name="Internet_20_link" text:visited-style-name="Visited_20_Internet_20_Link">custom endpoints</text:a> para prueba, mock, and track </text:p>
      <text:p text:style-name="Standard"/>
      <text:p text:style-name="Standard">F.Creación: 18-5-2018</text:p>
      <text:p text:style-name="Standard"/>
      <text:p text:style-name="P1">Programa:</text:p>
      <text:p text:style-name="P1"/>
      <text:p text:style-name="P1">Fuente:</text:p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pen Sans" svg:font-family="'Ope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2e74b5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fo:font-size="12pt" style:font-size-asian="12pt" style:font-name-complex="F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name-complex="F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name-complex="F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name-complex="F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acer</dc:creator>
    <meta:editing-cycles>15</meta:editing-cycles>
    <meta:creation-date>2018-03-07T12:45:00</meta:creation-date>
    <dc:date>2018-06-06T01:03:00</dc:date>
    <meta:editing-duration>PT1M55S</meta:editing-duration>
    <meta:generator>OpenOffice/4.1.5$Win32 OpenOffice.org_project/415m1$Build-9789</meta:generator>
    <meta:document-statistic meta:table-count="0" meta:image-count="0" meta:object-count="0" meta:page-count="2" meta:paragraph-count="7" meta:word-count="25" meta:character-count="1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